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65-Medium" svg:font-family="Helvetica65-Medium" style:font-adornments="Regular" style:font-family-generic="swiss" style:font-pitch="variable"/>
    <style:font-face style:name="Univers 45 Light" svg:font-family="'Univers 45 Light'" style:font-adornments="65 Bold" style:font-family-generic="swiss" style:font-pitch="variable"/>
    <style:font-face style:name="Univers 55" svg:font-family="'Univers 55'" style:font-adornments="55 Roman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4d70a" officeooo:paragraph-rsid="0014d70a"/>
    </style:style>
    <style:style style:name="P2" style:family="paragraph" style:parent-style-name="Heading_20_1">
      <style:text-properties officeooo:rsid="0014d70a" officeooo:paragraph-rsid="0014d7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agebuch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65-Medium" svg:font-family="Helvetica65-Medium" style:font-adornments="Regular" style:font-family-generic="swiss" style:font-pitch="variable"/>
    <style:font-face style:name="Univers 45 Light" svg:font-family="'Univers 45 Light'" style:font-adornments="65 Bold" style:font-family-generic="swiss" style:font-pitch="variable"/>
    <style:font-face style:name="Univers 55" svg:font-family="'Univers 55'" style:font-adornments="55 Roman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nivers 55" fo:font-family="'Univers 55'" style:font-style-name="55 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65-Medium" fo:font-family="Helvetica65-Medium" style:font-style-name="Regular" style:font-family-generic="swiss" style:font-pitch="variable" fo:font-size="14pt" fo:font-weight="normal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/>
      <style:text-properties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Univers 45 Light" fo:font-family="'Univers 45 Light'" style:font-style-name="65 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Univers 45 Light" fo:font-family="'Univers 45 Light'" style:font-style-name="65 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Univers 45 Light" fo:font-family="'Univers 45 Light'" style:font-style-name="65 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70a" officeooo:paragraph-rsid="0014d7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gebuch <text:tab/>29. September 2015<text:tab/>Patrick Günthar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7:50:28.766000000</meta:creation-date>
    <dc:title>Univers</dc:title>
    <meta:editing-duration>PT1M</meta:editing-duration>
    <meta:editing-cycles>2</meta:editing-cycles>
    <meta:generator>LibreOffice/4.4.5.2$Windows_x86 LibreOffice_project/a22f674fd25a3b6f45bdebf25400ed2adff0ff99</meta:generator>
    <dc:date>2015-09-29T07:51:29.014000000</dc:date>
    <meta:document-statistic meta:table-count="0" meta:image-count="0" meta:object-count="0" meta:page-count="1" meta:paragraph-count="2" meta:word-count="7" meta:character-count="54" meta:non-whitespace-character-count="47"/>
    <meta:template xlink:type="simple" xlink:actuate="onRequest" xlink:title="Univers" xlink:href="file:///C:/Users/Patrick/AppData/Roaming/LibreOffice/4/user/template/Univers.ott" meta:date="2015-09-29T07:50:28.404000000"/>
  </office:meta>
</office:document-meta>
</file>